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 table:number-rows-repeated="104780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18:45:00.44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06-09-16T14:57:30</meta:creation-date>
    <dc:date>2023-09-06T18:45:41.798000000</dc:date>
    <meta:editing-cycles>477</meta:editing-cycles>
    <meta:editing-duration>PT20H43M53S</meta:editing-duration>
    <meta:document-statistic meta:table-count="2" meta:cell-count="1868" meta:object-count="0"/>
    <meta:user-defined meta:name="Info 1"/>
    <meta:user-defined meta:name="Info 2"/>
    <meta:user-defined meta:name="Info 3"/>
    <meta:user-defined meta:name="Info 4"/>
  </office:meta>
</office:document-meta>
</file>